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pitch="variable"/>
    <style:font-face style:name="Gentium" svg:font-family="Gentium, 'Helvetica Neue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font-style="italic" style:font-style-asian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italic" style:font-style-asian="italic" style:font-weight-complex="bold"/>
    </style:style>
    <style:style style:name="P5" style:family="paragraph" style:parent-style-name="Standard">
      <style:text-properties fo:font-style="italic" officeooo:rsid="001dc252" officeooo:paragraph-rsid="001dc252" style:font-style-asian="italic" style:font-weight-complex="bold"/>
    </style:style>
    <style:style style:name="P6" style:family="paragraph" style:parent-style-name="Standard">
      <style:text-properties fo:font-style="italic" fo:font-weight="bold" style:font-style-asian="italic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dc252" officeooo:paragraph-rsid="001dc252"/>
    </style:style>
    <style:style style:name="P10" style:family="paragraph" style:parent-style-name="Standard">
      <style:text-properties officeooo:rsid="001dc252" officeooo:paragraph-rsid="001f2a4f"/>
    </style:style>
    <style:style style:name="P11" style:family="paragraph" style:parent-style-name="Standard">
      <style:paragraph-properties fo:text-align="justify" style:justify-single-word="false"/>
      <style:text-properties officeooo:rsid="00210fd0" officeooo:paragraph-rsid="00210fd0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-asian="Gentium" style:font-name-complex="Gentium"/>
    </style:style>
    <style:style style:name="P13" style:family="paragraph" style:parent-style-name="Standard" style:master-page-name="Standard">
      <style:paragraph-properties fo:text-align="justify" style:justify-single-word="false" style:page-number="auto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weight-complex="bold"/>
    </style:style>
    <style:style style:name="T6" style:family="text">
      <style:text-properties fo:font-style="italic" officeooo:rsid="00210fd0" style:font-style-asian="italic" style:font-weight-complex="bold"/>
    </style:style>
    <style:style style:name="T7" style:family="text">
      <style:text-properties fo:font-style="italic" officeooo:rsid="001dc252" style:font-style-asian="italic"/>
    </style:style>
    <style:style style:name="T8" style:family="text">
      <style:text-properties fo:font-style="italic" officeooo:rsid="001f2a4f" style:font-style-asian="italic" style:font-style-complex="italic"/>
    </style:style>
    <style:style style:name="T9" style:family="text">
      <style:text-properties fo:font-style="italic" officeooo:rsid="001f2a4f" style:font-style-asian="italic"/>
    </style:style>
    <style:style style:name="T10" style:family="text">
      <style:text-properties officeooo:rsid="001dc252"/>
    </style:style>
    <style:style style:name="T11" style:family="text">
      <style:text-properties officeooo:rsid="001f2a4f"/>
    </style:style>
    <style:style style:name="T12" style:family="text">
      <style:text-properties officeooo:rsid="00210f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pike Plan</text:p>
      <text:p text:style-name="P1"><text:span text:style-name="T2">Name:</text:span> <text:span text:style-name="T8">Socket.IO</text:span><text:span text:style-name="T11"> </text:span><text:span text:style-name="T7">and Serialport</text:span></text:p>
      <text:p text:style-name="P4"/>
      <text:p text:style-name="P7">Context:</text:p>
      <text:p text:style-name="P10"><text:span text:style-name="T8">Socket.IO</text:span><text:span text:style-name="T9"> </text:span><text:span text:style-name="T4">is used for server-client communication and Serialport is used for Arduino-server communication. The response time for server-client communication will be timed using timestamps. General integration, programming and operating issues will be considered.</text:span></text:p>
      <text:p text:style-name="P2"/>
      <text:p text:style-name="Standard"/>
      <text:p text:style-name="P7">Gap:</text:p>
      <text:p text:style-name="P5">T<text:span text:style-name="T12">his spike serves to explore the integration between the frameworks as well as <text:s/>the ease of programming and learning of the API’s. The flexibility and adaptability of Serialport will be a focus in this spike.</text:span></text:p>
      <text:p text:style-name="P6"/>
      <text:p text:style-name="P7">Goals/Deliverables: </text:p>
      <text:p text:style-name="P5">The spike should provide enough data for a good estimate of the average communication time between server and client. It should also be detailed enough to determine the learning curves and ease of programming of both frameworks. </text:p>
      <text:p text:style-name="P3"/>
      <text:p text:style-name="P12"><text:s/></text:p>
      <text:p text:style-name="Standard"><text:span text:style-name="T1">Planned start date</text:span>: <text:span text:style-name="T10">15/04/2017</text:span></text:p>
      <text:p text:style-name="P1"><text:span text:style-name="T2">Deadline:</text:span> <text:tab/><text:tab/> <text:s/><text:span text:style-name="T10">21/04/2017</text:span></text:p>
      <text:p text:style-name="P7"/>
      <text:p text:style-name="P8">Planning notes: </text:p>
      <text:p text:style-name="P9"><text:span text:style-name="T6">Locky</text:span><text:span text:style-name="T5"> – Client side, data collection</text:span></text:p>
      <text:p text:style-name="P9"><text:span text:style-name="T6">Simon </text:span><text:span text:style-name="T5">– Server side and set up</text:span></text:p>
      <text:p text:style-name="P11"><text:span text:style-name="T5">Both – Serialport experimentation</text:span></text:p>
      <text:p text:style-name="P9"><text:span text:style-name="T5">Meeting on 20/04/2017 to discuss progress/outcom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pitch="variable"/>
    <style:font-face style:name="Gentium" svg:font-family="Gentium, 'Helvetica Neue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Gentium" fo:font-family="Gentium, 'Helvetica Neue Light'" style:font-pitch="variable" fo:font-size="10pt" fo:language="en" fo:country="AU" style:font-name-asian="Times New Roman" style:font-family-asian="'Times New Roman'" style:font-family-generic-asian="roman" style:font-pitch-asian="variable" style:font-size-asian="10pt" style:font-name-complex="Cambria" style:font-family-complex="Cambria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Merkel</meta:initial-creator>
    <meta:creation-date>2013-03-14T11:46:00</meta:creation-date>
    <dc:date>2017-04-15T01:15:46.250991967</dc:date>
    <meta:editing-cycles>6</meta:editing-cycles>
    <meta:editing-duration>PT42M5S</meta:editing-duration>
    <meta:generator>LibreOffice/5.1.6.2$Linux_X86_64 LibreOffice_project/10m0$Build-2</meta:generator>
    <meta:document-statistic meta:table-count="0" meta:image-count="0" meta:object-count="0" meta:page-count="1" meta:paragraph-count="16" meta:word-count="142" meta:character-count="991" meta:non-whitespace-character-count="852"/>
  </office:meta>
</office:document-meta>
</file>